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9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9.74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scalib" table:style-name="ta1">
        <table:shapes>
          <draw:frame draw:z-index="0" draw:style-name="gr1" draw:text-style-name="P1" svg:width="159.99mm" svg:height="89.99mm" svg:x="145.04mm" svg:y="1mm">
            <draw:object draw:notify-on-update-of-ranges="sensorscalib.C1:sensorscalib.C1 sensorscalib.C2:sensorscalib.C212 sensorscalib.D1:sensorscalib.D1 sensorscalib.D2:sensorscalib.D212 sensorscalib.E1:sensorscalib.E1 sensorscalib.E2:sensorscalib.E212 sensorscalib.F1:sensorscalib.F1 sensorscalib.F2:sensorscalib.F2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ib-test-eng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scar C</text:p>
          </table:table-cell>
          <table:table-cell office:value-type="string" calcext:value-type="string">
            <text:p>Lascar 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-07-21 17:5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-07-21 18:00:24</text:p>
          </table:table-cell>
          <table:table-cell office:value-type="float" office:value="25.5" calcext:value-type="float">
            <text:p>25.5</text:p>
          </table:table-cell>
          <table:table-cell office:value-type="float" office:value="48.5" calcext:value-type="float">
            <text:p>48.5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-07-21 18:05:24</text:p>
          </table:table-cell>
          <table:table-cell office:value-type="float" office:value="25" calcext:value-type="float">
            <text:p>25</text:p>
          </table:table-cell>
          <table:table-cell office:value-type="float" office:value="48.5" calcext:value-type="float">
            <text:p>48.5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-07-21 18:10:24</text:p>
          </table:table-cell>
          <table:table-cell office:value-type="float" office:value="24.5" calcext:value-type="float">
            <text:p>24.5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-07-21 18:1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-07-21 18:2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-07-21 18:2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-07-21 18:30:2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-07-21 18:35:24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2-07-21 18:40:2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2-07-21 18:45:24</text:p>
          </table:table-cell>
          <table:table-cell office:value-type="float" office:value="24.5" calcext:value-type="float">
            <text:p>24.5</text:p>
          </table:table-cell>
          <table:table-cell office:value-type="float" office:value="70.5" calcext:value-type="float">
            <text:p>70.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2-07-21 18:50:24</text:p>
          </table:table-cell>
          <table:table-cell office:value-type="float" office:value="25" calcext:value-type="float">
            <text:p>25</text:p>
          </table:table-cell>
          <table:table-cell office:value-type="float" office:value="71.5" calcext:value-type="float">
            <text:p>71.5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-07-21 18:55:24</text:p>
          </table:table-cell>
          <table:table-cell office:value-type="float" office:value="25.5" calcext:value-type="float">
            <text:p>25.5</text:p>
          </table:table-cell>
          <table:table-cell office:value-type="float" office:value="55.5" calcext:value-type="float">
            <text:p>55.5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2-07-21 19:00:2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2-07-21 19:0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2-07-21 19:10:24</text:p>
          </table:table-cell>
          <table:table-cell office:value-type="float" office:value="24.5" calcext:value-type="float">
            <text:p>24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2-07-21 19:1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-07-21 19:2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-07-21 19:2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2-07-21 19:3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-07-21 19:3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-07-21 19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-07-21 19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-07-21 19:5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2-07-21 19:5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2-07-21 20:0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2-07-21 20:0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2-07-21 20:1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2-07-21 20:1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2-07-21 20:2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2-07-21 20:2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2-07-21 20:3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2-07-21 20:3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2-07-21 20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2-07-21 20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2-07-21 20:5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2-07-21 20:5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2-07-21 21:0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2-07-21 21:0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2-07-21 21:1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2-07-21 21:1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2-07-21 21:2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2-07-21 21:2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2-07-21 21:3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2-07-21 21:3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2-07-21 21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2-07-21 21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2-07-21 21:50:24</text:p>
          </table:table-cell>
          <table:table-cell office:value-type="float" office:value="23" calcext:value-type="float">
            <text:p>23</text:p>
          </table:table-cell>
          <table:table-cell office:value-type="float" office:value="46.5" calcext:value-type="float">
            <text:p>46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2-07-21 21:55:2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2-07-21 22:00:24</text:p>
          </table:table-cell>
          <table:table-cell office:value-type="float" office:value="19.5" calcext:value-type="float">
            <text:p>19.5</text:p>
          </table:table-cell>
          <table:table-cell office:value-type="float" office:value="53.5" calcext:value-type="float">
            <text:p>53.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2-07-21 22:05:24</text:p>
          </table:table-cell>
          <table:table-cell office:value-type="float" office:value="19" calcext:value-type="float">
            <text:p>19</text:p>
          </table:table-cell>
          <table:table-cell office:value-type="float" office:value="55.5" calcext:value-type="float">
            <text:p>55.5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2-07-21 22:10:24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2-07-21 22:15:2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2-07-21 22:20:24</text:p>
          </table:table-cell>
          <table:table-cell office:value-type="float" office:value="17.5" calcext:value-type="float">
            <text:p>17.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2-07-21 22:25:24</text:p>
          </table:table-cell>
          <table:table-cell office:value-type="float" office:value="17" calcext:value-type="float">
            <text:p>17</text:p>
          </table:table-cell>
          <table:table-cell office:value-type="float" office:value="59.5" calcext:value-type="float">
            <text:p>59.5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2-07-21 22:30:24</text:p>
          </table:table-cell>
          <table:table-cell office:value-type="float" office:value="17.5" calcext:value-type="float">
            <text:p>17.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2-07-21 22:35:24</text:p>
          </table:table-cell>
          <table:table-cell office:value-type="float" office:value="18.5" calcext:value-type="float">
            <text:p>18.5</text:p>
          </table:table-cell>
          <table:table-cell office:value-type="float" office:value="66.5" calcext:value-type="float">
            <text:p>66.5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2-07-21 22:40:24</text:p>
          </table:table-cell>
          <table:table-cell office:value-type="float" office:value="19.5" calcext:value-type="float">
            <text:p>19.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2-07-21 22:45:24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2-07-21 22:50:2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2-07-21 22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2-07-21 23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2-07-21 23:0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2-07-21 23:1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2-07-21 23:1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2-07-21 23:2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2-07-21 23:2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2-07-21 23:3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2-07-21 23:3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2-07-21 23:4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2-07-21 23:45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2-07-21 23:50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2-07-21 23:55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2-07-22 00:00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2-07-22 00:05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2-07-22 00:10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2-07-22 00:15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2-07-22 00:2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2-07-22 00:2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2-07-22 00:3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2-07-22 00:3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2-07-22 00:4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2-07-22 00:45:2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2-07-22 00:5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2-07-22 00:5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2-07-22 01:0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2-07-22 01:0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2-07-22 01:1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2-07-22 01:1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2-07-22 01:2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2-07-22 01:2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2-07-22 01:3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2-07-22 01:3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2-07-22 01:4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2-07-22 01:4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2-07-22 01:5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2-07-22 01:5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2-07-22 02:0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2-07-22 02:0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2-07-22 02:1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2-07-22 02:1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2-07-22 02:2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2-07-22 02:2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2-07-22 02:3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2-07-22 02:3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2-07-22 02:4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2-07-22 02:4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2-07-22 02:5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2-07-22 02:5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2-07-22 03:0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2-07-22 03:0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2-07-22 03:1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2-07-22 03:1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2-07-22 03:2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2-07-22 03:2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2-07-22 03:3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2-07-22 03:3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2-07-22 03:4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2-07-22 03:4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2-07-22 03:5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2-07-22 03:5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2-07-22 04:0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2-07-22 04:0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2-07-22 04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2-07-22 04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2-07-22 04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2-07-22 04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2-07-22 04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2-07-22 04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2-07-22 04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2-07-22 04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2-07-22 04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2-07-22 04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2-07-22 05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2-07-22 05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2-07-22 05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2-07-22 05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2-07-22 05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2-07-22 05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2-07-22 05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2-07-22 05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2-07-22 05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2-07-22 05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2-07-22 05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2-07-22 05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2-07-22 06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2-07-22 06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2-07-22 06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2-07-22 06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2-07-22 06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2-07-22 06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2-07-22 06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2-07-22 06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2-07-22 06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2-07-22 06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2-07-22 06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2-07-22 06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2-07-22 07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2-07-22 07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2-07-22 07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2-07-22 07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2-07-22 07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2-07-22 07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2-07-22 07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2-07-22 07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2-07-22 07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2-07-22 07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2-07-22 07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2-07-22 07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2-07-22 08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2-07-22 08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2-07-22 08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2-07-22 08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2-07-22 08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2-07-22 08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2-07-22 08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2-07-22 08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2-07-22 08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2-07-22 08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2-07-22 08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2-07-22 08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2-07-22 09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2-07-22 09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2-07-22 09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2-07-22 09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2-07-22 09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2-07-22 09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2-07-22 09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2-07-22 09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2-07-22 09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2-07-22 09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2-07-22 09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2-07-22 09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2-07-22 10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2-07-22 10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2-07-22 10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2-07-22 10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2-07-22 10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2-07-22 10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2-07-22 10:3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2-07-22 10:3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2-07-22 10:4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2-07-22 10:4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2-07-22 10:5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2-07-22 10:5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2-07-22 11:0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2-07-22 11:0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2-07-22 11:1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2-07-22 11:15:2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2-07-22 11:20:2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2-07-22 11:25:24</text:p>
          </table:table-cell>
          <table:table-cell office:value-type="float" office:value="22" calcext:value-type="float">
            <text:p>22</text:p>
          </table:table-cell>
          <table:table-cell office:value-type="float" office:value="53.5" calcext:value-type="float">
            <text:p>53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2T15:33:35.319931681</dc:date>
    <meta:editing-duration>PT19M59S</meta:editing-duration>
    <meta:editing-cycles>4</meta:editing-cycles>
    <meta:generator>LibreOffice/6.0.7.3$Linux_X86_64 LibreOffice_project/00m0$Build-3</meta:generator>
    <meta:document-statistic meta:table-count="1" meta:cell-count="1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454cm" style:legend-expansion="high" chart:style-name="ch2"/>
        <chart:plot-area chart:style-name="ch3" table:cell-range-address="sensorscalib.C1:sensorscalib.F212" chart:data-source-has-labels="row" svg:x="0.32cm" svg:y="0.18cm" svg:width="12.64cm" svg:height="8.64cm">
          <chartooo:coordinate-region svg:x="0.941cm" svg:y="0.301cm" svg:width="11.87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scalib.C2:sensorscalib.C212" chart:label-cell-address="sensorscalib.C1:sensorscalib.C1" chart:class="chart:line">
            <chart:data-point chart:repeated="211"/>
          </chart:series>
          <chart:series chart:style-name="ch7" chart:values-cell-range-address="sensorscalib.D2:sensorscalib.D212" chart:label-cell-address="sensorscalib.D1:sensorscalib.D1" chart:class="chart:line">
            <chart:data-point chart:repeated="211"/>
          </chart:series>
          <chart:series chart:style-name="ch8" chart:values-cell-range-address="sensorscalib.E2:sensorscalib.E212" chart:label-cell-address="sensorscalib.E1:sensorscalib.E1" chart:class="chart:line">
            <chart:data-point chart:repeated="211"/>
          </chart:series>
          <chart:series chart:style-name="ch9" chart:values-cell-range-address="sensorscalib.F2:sensorscalib.F212" chart:label-cell-address="sensorscalib.F1:sensorscalib.F1" chart:class="chart:line">
            <chart:data-point chart:repeated="2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scar C</text:p>
                <draw:g>
                  <svg:desc>sensorscalib.C1:sensorscalib.C1</svg:desc>
                </draw:g>
              </table:table-cell>
              <table:table-cell office:value-type="string">
                <text:p>Lascar H</text:p>
                <draw:g>
                  <svg:desc>sensorscalib.D1:sensorscalib.D1</svg:desc>
                </draw:g>
              </table:table-cell>
              <table:table-cell office:value-type="string">
                <text:p>Temp</text:p>
                <draw:g>
                  <svg:desc>sensorscalib.E1:sensorscalib.E1</svg:desc>
                </draw:g>
              </table:table-cell>
              <table:table-cell office:value-type="string">
                <text:p>Humid</text:p>
                <draw:g>
                  <svg:desc>sensorscalib.F1:sensorscalib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5">
                <text:p>24.5</text:p>
                <draw:g>
                  <svg:desc>sensorscalib.C2:sensorscalib.C212</svg:desc>
                </draw:g>
              </table:table-cell>
              <table:table-cell office:value-type="float" office:value="50">
                <text:p>50</text:p>
                <draw:g>
                  <svg:desc>sensorscalib.D2:sensorscalib.D212</svg:desc>
                </draw:g>
              </table:table-cell>
              <table:table-cell office:value-type="float" office:value="25">
                <text:p>25</text:p>
                <draw:g>
                  <svg:desc>sensorscalib.E2:sensorscalib.E212</svg:desc>
                </draw:g>
              </table:table-cell>
              <table:table-cell office:value-type="float" office:value="46">
                <text:p>46</text:p>
                <draw:g>
                  <svg:desc>sensorscalib.F2:sensorscalib.F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">
                <text:p>25.5</text:p>
              </table:table-cell>
              <table:table-cell office:value-type="float" office:value="48.5">
                <text:p>48.5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8.5">
                <text:p>48.5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5">
                <text:p>24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5">
                <text:p>24.5</text:p>
              </table:table-cell>
              <table:table-cell office:value-type="float" office:value="70.5">
                <text:p>70.5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71.5">
                <text:p>71.5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">
                <text:p>25.5</text:p>
              </table:table-cell>
              <table:table-cell office:value-type="float" office:value="55.5">
                <text:p>55.5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5">
                <text:p>24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46.5">
                <text:p>46.5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5">
                <text:p>19.5</text:p>
              </table:table-cell>
              <table:table-cell office:value-type="float" office:value="53.5">
                <text:p>53.5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55.5">
                <text:p>55.5</text:p>
              </table:table-cell>
              <table:table-cell office:value-type="float" office:value="19">
                <text:p>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5">
                <text:p>18.5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5">
                <text:p>17.5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">
                <text:p>17</text:p>
              </table:table-cell>
              <table:table-cell office:value-type="float" office:value="59.5">
                <text:p>59.5</text:p>
              </table:table-cell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">
                <text:p>17.5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5">
                <text:p>18.5</text:p>
              </table:table-cell>
              <table:table-cell office:value-type="float" office:value="66.5">
                <text:p>66.5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">
                <text:p>19.5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5">
                <text:p>20.5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5">
                <text:p>21.5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5">
                <text:p>21.5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">
                <text:p>22</text:p>
              </table:table-cell>
              <table:table-cell office:value-type="float" office:value="53.5">
                <text:p>53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